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eparación vs. producción</text:h>
      <text:h text:style-name="Heading_20_2" text:outline-level="2">Entornos de desarrollo</text:h>
      <text:p text:style-name="Text_20_body">Todo equipo de desarrollo, antes de publicar sus nuevas características o cambios, necesita verificar que el código que publica no va a causar ningún problema o error. Para conseguirlo, normalmente establece múltiples entornos para diferentes formas de probar y verificar. Una práctica común es que los equipos tengan un entorno de desarrollo, un entorno de UAT o QA y un entorno de preparación. El objetivo principal de este flujo es encontrar cualquier problema potencial que pueda surgir debido a los cambios o nuevas características que se añaden a la base de código. Cuantas más formas de probar los cambios, menos probabilidades de que se introduzcan errores.</text:p>
      <text:h text:style-name="Heading_20_2" text:outline-level="2">Preparación</text:h>
      <text:p text:style-name="Text_20_body">El entorno de preparación debe imitar su entorno de producción. El motivo es que se quiere probar el código en un entorno que coincida con el de producción. Esto permite a los equipos detectar o encontrar cualquier problema potencial antes de que llegue a la producción. Cuanto más cerca esté el entorno de preparación de su producción, más precisas serán sus pruebas. Los entornos de preparación también pueden utilizarse para probar y verificar nuevas funciones y permitir que otros equipos, incluidos los de QA o las partes interesadas, vean y utilicen esas funciones como prueba previa. La preparación también debe cubrir todas las áreas de la arquitectura de la aplicación, incluyendo la base de datos y cualquier otro servicio que pueda ser necesario. Las áreas que se benefician de los entornos de preparación incluyen:</text:p>
      <text:h text:style-name="Heading_20_3" text:outline-level="3">Nuevas características</text:h>
      <text:p text:style-name="Text_20_body">Los desarrolladores que envíen nuevas características junto con las banderas de características para activarlas y desactivarlas siempre deben hacer una ronda de pruebas en un entorno de preparación. Permiten a los equipos verificar que la característica funciona, que puede activarse y desactivarse mediante banderas de configuración y también que no rompe o interfiere con la funcionalidad existente.</text:p>
      <text:h text:style-name="Heading_20_3" text:outline-level="3">Pruebas</text:h>
      <text:p text:style-name="Text_20_body">Como el entorno de preparación imita el entorno de producción, también es un lugar ideal para realizar pruebas. Los equipos de control de calidad lo utilizarán normalmente para verificar las nuevas funciones, los cambios de configuración o las actualizaciones/parches del software. Los tipos de pruebas que se cubrirán serán las pruebas unitarias, las pruebas de integración y las pruebas de rendimiento. Todo, excepto las pruebas de rendimiento, puede llevarse a cabo también en producción. El rendimiento también puede completarse en producción, pero sólo en momentos específicos, normalmente fuera de horario, ya que tendrá un efecto drástico en la experiencia del usuario.</text:p>
      <text:p text:style-name="Text_20_body">A veces no es factible tener una réplica exacta, ya sea por los costes o por el tiempo. Ciertas áreas pueden ser recortadas - por ejemplo, si su servicio está equilibrado en carga en 10 máquinas virtuales en producción, podría tener 4 máquinas virtuales en preparación. La arquitectura subyacente es la misma, pero el rendimiento general puede ser diferente.</text:p>
      <text:h text:style-name="Heading_20_3" text:outline-level="3"><text:soft-page-break/>Migraciones</text:h>
      <text:p text:style-name="Text_20_body">La preparación es un lugar perfecto para probar y verificar las migraciones de datos. Se pueden tomar instantáneas de la producción y utilizarlas para probar sus scripts de migración y confirmar que sus cambios no romperán nada. Si en el caso de que se produzca un problema, simplemente se retrocede y se intenta de nuevo. Hacer algo como una migración durante la producción es extremadamente arriesgado y propenso a errores.</text:p>
      <text:h text:style-name="Heading_20_3" text:outline-level="3">Cambios de configuración</text:h>
      <text:p text:style-name="Text_20_body">La configuración también puede causar dolores de cabeza a los equipos, especialmente en una arquitectura grande basada en la nube. Disponer de un entorno de preparación le permitirá detectar cualquier problema potencial o cuello de botella.</text:p>
      <text:h text:style-name="Heading_20_2" text:outline-level="2">Producción</text:h>
      <text:p text:style-name="Text_20_body">La producción está en marcha. Está ahí para que la gente lo vea y/o interactúe con ella. Cualquier problema que haya podido tener debería haberse detectado y solucionado en el entorno de prueba. La zona de preparación ofrece al equipo una red de seguridad para atrapar estos posibles problemas. Cualquier código que se despliegue en producción debería haber sido probado y verificado antes del propio despliegue. </text:p>
      <text:h text:style-name="Heading_20_3" text:outline-level="3">Tiempo de inactividad</text:h>
      <text:p text:style-name="Text_20_body">El tiempo de inactividad de cualquier servicio, especialmente el de cara al cliente, probablemente afectará a los ingresos. Si los clientes no pueden acceder o utilizar su sitio web o aplicación en toda su capacidad, lo más probable es que tenga un coste. Tomemos como ejemplo una empresa de comercio electrónico que permite a los usuarios comprar bienes y servicios en línea. Si publican una nueva función en su cesta de compra que rompe el proceso de pago, esto repercutirá en que los clientes no puedan comprar productos en línea.</text:p>
      <text:h text:style-name="Heading_20_3" text:outline-level="3">Vulnerabilidades</text:h>
      <text:p text:style-name="Text_20_body">La ciberseguridad también debería desempeñar un papel importante en lo que se publica en la producción. Cualquier actualización del software, como la aplicación de parches o el cambio a la última versión, debe comprobarse y verificarse. Esto aplica también a no actualizar el software cuando se publican actualizaciones críticas.</text:p>
      <text:h text:style-name="Heading_20_3" text:outline-level="3">Reputación</text:h>
      <text:p text:style-name="Text_20_body">Los tiempos de inactividad o los problemas en la producción son perjudiciales para una empresa, ya que no infunden confianza a los usuarios finales. Si algo no funciona o se estropea puede hacer que la empresa pierda clientes potencial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5T22:20:04.698596854</meta:creation-date>
    <dc:date>2024-06-05T22:20:55.560601767</dc:date>
    <meta:editing-duration>PT52S</meta:editing-duration>
    <meta:editing-cycles>1</meta:editing-cycles>
    <meta:document-statistic meta:table-count="0" meta:image-count="0" meta:object-count="0" meta:page-count="2" meta:paragraph-count="22" meta:word-count="827" meta:character-count="5284" meta:non-whitespace-character-count="4478"/>
    <meta:generator>LibreOffice/24.2.3.2$Linux_X86_64 LibreOffice_project/433d9c2ded56988e8a90e6b2e771ee4e6a5ab2ba</meta:generator>
  </office:meta>
</office:document-meta>
</file>